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background-color="transparent" fo:color="#55aa7f" fo:font-size="8.000000000000000pt" style:text-underline-style="solid" style:text-underline-type="single"/>
    </style:style>
    <style:style style:name="T32" style:family="text">
      <style:text-properties fo:background-color="transparent" fo:font-size="8.000000000000000pt" style:text-underline-style="solid" style:text-underline-type="single"/>
    </style:style>
    <style:style style:name="T33" style:family="text">
      <style:text-properties fo:font-family="仿宋" fo:font-size="12.000000000000000pt"/>
    </style:style>
    <style:style style:name="T34" style:family="text">
      <style:text-properties fo:font-family="Sans" fo:font-size="9.000000000000000pt"/>
    </style:style>
    <style:style style:name="T35" style:family="text">
      <style:text-properties fo:font-family="仿宋" fo:font-size="11.000000000000000pt"/>
    </style:style>
    <style:style style:name="T36" style:family="text">
      <style:text-properties fo:font-family="仿宋" fo:font-size="10.000000000000000pt"/>
    </style:style>
    <style:style style:name="T37" style:family="text">
      <style:text-properties fo:font-size="10.000000000000000pt" fo:font-weight="normal"/>
    </style:style>
    <style:style style:name="T3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考虑完全区分各个应用，libreoffice MS-word openoffice staroffice....]</text:p>
      <text:p text:style-name="P5"><text:span text:style-name="T31">针对MSoffice的ODF文档的标题判断：</text:span></text:p>
      <text:p text:style-name="P5"><text:span text:style-name="T31">void KoTextLoader::loadHeading(const KoXmlElement &amp;element, QTextCursor &amp;cursor)</text:span></text:p>
      <text:p text:style-name="P5"><text:span text:style-name="T31">{</text:span></text:p>
      <text:p text:style-name="P5"><text:span text:style-name="T31">//add</text:span></text:p>
      <text:p text:style-name="P5"><text:span text:style-name="T31"><text:s text:c="8"/>if (d-&gt;context.odfLoadingContext().generator().startsWith(QLatin1String("MicrosoftOffice"))&amp;&amp;</text:span></text:p>
      <text:p text:style-name="P5"><text:span text:style-name="T31"><text:s text:c="15"/>(0 == styleName.compare(/*QString::fromLocal8Bit*/QLatin1String("P1"))))</text:span></text:p>
      <text:p text:style-name="P5"><text:span text:style-name="T31"><text:s text:c="8"/>{</text:span></text:p>
      <text:p text:style-name="P5"><text:span text:style-name="T31"><text:s text:c="12"/>level = 0;</text:span></text:p>
      <text:p text:style-name="P5"><text:span text:style-name="T31"><text:s text:c="8"/>}</text:span></text:p>
      <text:p text:style-name="P5"><text:span text:style-name="T31">}</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text:span text:style-name="T20">//解析所有文档生成的app名称：</text:span></text:p>
      <text:p text:style-name="P5"><text:span text:style-name="T20">KoOdfLoadingContext类包含：</text:span></text:p>
      <text:p text:style-name="P5"><text:span text:style-name="T20">"OpenOffice.org" "NeoOffice" "LibreOffice" "StarOffice" "Lotus Symphony"</text:span></text:p>
      <text:p text:style-name="P5"><text:span text:style-name="T20"><text:s/>GeneratorType { Unknown, Calligra, OpenOffice, MicrosoftOffice };</text:span></text:p>
      <text:p text:style-name="P5"><text:span text:style-name="T32">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3">Qtcreator<text:s/></text:span></text:h>
      <text:p text:style-name="P5"><text:span text:style-name="T10">C:\Qt\AStyle\bin\AStyle.exe</text:span></text:p>
      <text:p text:style-name="P5"><text:span text:style-name="T34">style=ansi</text:span></text:p>
      <text:p text:style-name="P6"><text:span text:style-name="T34">add-braces</text:span></text:p>
      <text:p text:style-name="P6"><text:span text:style-name="T34">indent-switches</text:span></text:p>
      <text:p text:style-name="P6"/>
      <text:h text:outline-level="2" text:style-name="P11"><text:span text:style-name="T35">遇到的设置问题</text:span></text:h>
      <text:h text:outline-level="3" text:style-name="P12"><text:span text:style-name="T36">调试速度</text:span></text:h>
      <text:p text:style-name="P5"><text:span text:style-name="T36">Options/Build&amp;Run/General: 取消Always deploy project before running it</text:span></text:p>
      <text:p text:style-name="P5"/>
      <text:h text:outline-level="3" text:style-name="P12"><text:span text:style-name="T37">配置修改问题</text:span></text:h>
      <text:p text:style-name="P5"><text:span text:style-name="T38">不要轻易修改 Options/Debugger/CDB: Use Python dumper 取消会出现无法调试问题，需要删除</text:span></text:p>
      <text:p text:style-name="P5"><text:span text:style-name="T38">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8">http://cn.ntdtv.com/gb/2021/08/26/a103200033.html</text:span></text:p>
      <text:h text:outline-level="2" text:style-name="P11">在线软件</text:h>
      <text:p text:style-name="P5"><text:span text:style-name="T38">https://www.offidocs.com/</text:span></text:p>
      <text:p text:style-name="P5"><text:span text:style-name="T38">官方代码参考</text:span></text:p>
      <text:p text:style-name="P5"><text:span text:style-name="T38">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78</meta:editing-cycles>
    <dc:date>2021-10-01T22:27:29</dc:date>
    <meta:creation-date>2008-08-22T11:41:04</meta:creation-date>
  </office:meta>
</office:document-meta>
</file>